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1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1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1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4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1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</table:table>
      <table:table table:name="High Resolution (PICO-60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675256971821" calcext:value-type="float">
            <text:p>0.5067525697182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50823329512657" calcext:value-type="float">
            <text:p>0.450823329512657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13757162378" calcext:value-type="float">
            <text:p>0.43611375716237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08443657528631" calcext:value-type="float">
            <text:p>0.50844365752863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18246618965771" calcext:value-type="float">
            <text:p>0.51824661896577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456866256112935" calcext:value-type="float">
            <text:p>0.45686625611293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95135608373269" calcext:value-type="float">
            <text:p>0.495135608373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61582143116728" calcext:value-type="float">
            <text:p>0.46158214311672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90478488104948" calcext:value-type="float">
            <text:p>0.4904784881049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39857725477403" calcext:value-type="float">
            <text:p>0.53985772547740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7548626067956" calcext:value-type="float">
            <text:p>0.50754862606795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70151727667321" calcext:value-type="float">
            <text:p>0.47015172766732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86141990625133" calcext:value-type="float">
            <text:p>0.48614199062513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2710070964385" calcext:value-type="float">
            <text:p>0.47271007096438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98921934101957" calcext:value-type="float">
            <text:p>0.49892193410195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32400377967" calcext:value-type="float">
            <text:p>0.536324003779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76224270890638" calcext:value-type="float">
            <text:p>0.4762242708906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915986593741" calcext:value-type="float">
            <text:p>0.483915986593741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37860973196479" calcext:value-type="float">
            <text:p>0.43786097319647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466201947260658" calcext:value-type="float">
            <text:p>0.466201947260658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24394747721734" calcext:value-type="float">
            <text:p>0.5243947477217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02525456780301" calcext:value-type="float">
            <text:p>0.40252545678030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558394673670378" calcext:value-type="float">
            <text:p>0.55839467367037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48496599414331" calcext:value-type="float">
            <text:p>0.44849659941433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5959512073083" calcext:value-type="float">
            <text:p>0.515959512073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1171201362971" calcext:value-type="float">
            <text:p>0.50117120136297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527034750907223" calcext:value-type="float">
            <text:p>0.52703475090722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59593018946137" calcext:value-type="float">
            <text:p>0.45959301894613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4313908662392" calcext:value-type="float">
            <text:p>0.47431390866239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45703069014407" calcext:value-type="float">
            <text:p>0.5457030690144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2811167407561" calcext:value-type="float">
            <text:p>0.562811167407561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21026691968049" calcext:value-type="float">
            <text:p>0.521026691968049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92195922324" calcext:value-type="float">
            <text:p>0.47139219592232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91399397467832" calcext:value-type="float">
            <text:p>0.49139939746783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14132017003172" calcext:value-type="float">
            <text:p>0.51413201700317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03018775323172" calcext:value-type="float">
            <text:p>0.50301877532317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8357126159848" calcext:value-type="float">
            <text:p>0.483571261598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81420415628312" calcext:value-type="float">
            <text:p>0.481420415628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531114190634652" calcext:value-type="float">
            <text:p>0.5311141906346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82228658805015" calcext:value-type="float">
            <text:p>0.48222865880501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81595829451387" calcext:value-type="float">
            <text:p>0.48159582945138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97245189041504" calcext:value-type="float">
            <text:p>0.49724518904150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71734229898968" calcext:value-type="float">
            <text:p>0.47173422989896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510375629403114" calcext:value-type="float">
            <text:p>0.510375629403114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30719866620695" calcext:value-type="float">
            <text:p>0.530719866620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nded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65608218111875" calcext:value-type="float">
            <text:p>0.265608218111875</text:p>
          </table:table-cell>
          <table:table-cell office:value-type="float" office:value="0.966059027777778" calcext:value-type="float">
            <text:p>0.966059027777778</text:p>
          </table:table-cell>
          <table:table-cell office:value-type="float" office:value="0.947231139228148" calcext:value-type="float">
            <text:p>0.947231139228148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9413897233332" calcext:value-type="float">
            <text:p>0.299413897233332</text:p>
          </table:table-cell>
          <table:table-cell office:value-type="float" office:value="0.957526041666667" calcext:value-type="float">
            <text:p>0.957526041666667</text:p>
          </table:table-cell>
          <table:table-cell office:value-type="float" office:value="0.936811642996558" calcext:value-type="float">
            <text:p>0.936811642996558</text:p>
          </table:table-cell>
          <table:table-cell office:value-type="float" office:value="0.99810298102981" calcext:value-type="float">
            <text:p>0.99810298102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538205378021" calcext:value-type="float">
            <text:p>0.277538205378021</text:p>
          </table:table-cell>
          <table:table-cell office:value-type="float" office:value="0.963776041666667" calcext:value-type="float">
            <text:p>0.963776041666667</text:p>
          </table:table-cell>
          <table:table-cell office:value-type="float" office:value="0.94377535582391" calcext:value-type="float">
            <text:p>0.9437753558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3519301437528" calcext:value-type="float">
            <text:p>0.413519301437528</text:p>
          </table:table-cell>
          <table:table-cell office:value-type="float" office:value="0.922526041666667" calcext:value-type="float">
            <text:p>0.922526041666667</text:p>
          </table:table-cell>
          <table:table-cell office:value-type="float" office:value="0.893006036133201" calcext:value-type="float">
            <text:p>0.893006036133201</text:p>
          </table:table-cell>
          <table:table-cell office:value-type="float" office:value="0.999961685823755" calcext:value-type="float">
            <text:p>0.99996168582375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0957719112249" calcext:value-type="float">
            <text:p>0.260957719112249</text:p>
          </table:table-cell>
          <table:table-cell office:value-type="float" office:value="0.970868055555555" calcext:value-type="float">
            <text:p>0.970868055555555</text:p>
          </table:table-cell>
          <table:table-cell office:value-type="float" office:value="0.955404088512353" calcext:value-type="float">
            <text:p>0.955404088512353</text:p>
          </table:table-cell>
          <table:table-cell office:value-type="float" office:value="0.999502923976608" calcext:value-type="float">
            <text:p>0.99950292397660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1421292498349" calcext:value-type="float">
            <text:p>0.261421292498349</text:p>
          </table:table-cell>
          <table:table-cell office:value-type="float" office:value="0.970998263888889" calcext:value-type="float">
            <text:p>0.970998263888889</text:p>
          </table:table-cell>
          <table:table-cell office:value-type="float" office:value="0.958062607860786" calcext:value-type="float">
            <text:p>0.958062607860786</text:p>
          </table:table-cell>
          <table:table-cell office:value-type="float" office:value="0.996735483222825" calcext:value-type="float">
            <text:p>0.99673548322282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8383746355947" calcext:value-type="float">
            <text:p>0.238383746355947</text:p>
          </table:table-cell>
          <table:table-cell office:value-type="float" office:value="0.981041666666667" calcext:value-type="float">
            <text:p>0.981041666666667</text:p>
          </table:table-cell>
          <table:table-cell office:value-type="float" office:value="0.971173289776094" calcext:value-type="float">
            <text:p>0.971173289776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98691089468038" calcext:value-type="float">
            <text:p>0.298691089468038</text:p>
          </table:table-cell>
          <table:table-cell office:value-type="float" office:value="0.961241319444444" calcext:value-type="float">
            <text:p>0.961241319444444</text:p>
          </table:table-cell>
          <table:table-cell office:value-type="float" office:value="0.944352064893752" calcext:value-type="float">
            <text:p>0.944352064893752</text:p>
          </table:table-cell>
          <table:table-cell office:value-type="float" office:value="0.993736111111111" calcext:value-type="float">
            <text:p>0.9937361111111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697561373667" calcext:value-type="float">
            <text:p>0.2697561373667</text:p>
          </table:table-cell>
          <table:table-cell office:value-type="float" office:value="0.960763888888889" calcext:value-type="float">
            <text:p>0.960763888888889</text:p>
          </table:table-cell>
          <table:table-cell office:value-type="float" office:value="0.936850099055605" calcext:value-type="float">
            <text:p>0.93685009905560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 style:data-style-name="N2" text:time-value="18:19:25.176569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3T18:34:43.394763059</dc:date>
    <meta:editing-duration>PT1H41M1S</meta:editing-duration>
    <meta:editing-cycles>14</meta:editing-cycles>
    <meta:generator>LibreOffice/6.0.7.3$Linux_X86_64 LibreOffice_project/00m0$Build-3</meta:generator>
    <meta:document-statistic meta:table-count="6" meta:cell-count="4387" meta:object-count="0"/>
  </office:meta>
</office:document-meta>
</file>